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42cm" fo:margin-left="0.037cm" fo:break-before="column" table:align="left" style:may-break-between-rows="true"/>
    </style:style>
    <style:style style:name="Table1.A" style:family="table-column">
      <style:table-column-properties style:column-width="1.217cm"/>
    </style:style>
    <style:style style:name="Table1.B" style:family="table-column">
      <style:table-column-properties style:column-width="14.843cm"/>
    </style:style>
    <style:style style:name="Table1.C" style:family="table-column">
      <style:table-column-properties style:column-width="1.482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2" style:family="table-row">
      <style:table-row-properties style:min-row-height="1.217cm" style:keep-together="false" fo:keep-together="always"/>
    </style:style>
    <style:style style:name="Table1.3" style:family="table-row">
      <style:table-row-properties style:min-row-height="0.688cm" style:keep-together="false" fo:keep-together="always"/>
    </style:style>
    <style:style style:name="Table1.4" style:family="table-row">
      <style:table-row-properties style:min-row-height="0.714cm" style:keep-together="false" fo:keep-together="always"/>
    </style:style>
    <style:style style:name="Table1.7" style:family="table-row">
      <style:table-row-properties style:keep-together="false" fo:keep-together="always"/>
    </style:style>
    <style:style style:name="Table1.11" style:family="table-row">
      <style:table-row-properties style:min-row-height="0.75cm" style:keep-together="false" fo:keep-together="always"/>
    </style:style>
    <style:style style:name="Table4" style:family="table">
      <style:table-properties style:width="17.59cm" style:rel-width="100%" fo:margin-left="0cm" fo:break-before="column" table:align="left" style:may-break-between-rows="true"/>
    </style:style>
    <style:style style:name="Table4.A" style:family="table-column">
      <style:table-column-properties style:column-width="1.242cm" style:rel-column-width="704*"/>
    </style:style>
    <style:style style:name="Table4.B" style:family="table-column">
      <style:table-column-properties style:column-width="14.787cm" style:rel-column-width="8383*"/>
    </style:style>
    <style:style style:name="Table4.C" style:family="table-column">
      <style:table-column-properties style:column-width="1.561cm" style:rel-column-width="88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style:rel-width="100%" fo:margin-left="0cm" fo:break-before="column" table:align="left" style:may-break-between-rows="true"/>
    </style:style>
    <style:style style:name="Table3.A" style:family="table-column">
      <style:table-column-properties style:column-width="1.242cm" style:rel-column-width="704*"/>
    </style:style>
    <style:style style:name="Table3.B" style:family="table-column">
      <style:table-column-properties style:column-width="14.787cm" style:rel-column-width="8383*"/>
    </style:style>
    <style:style style:name="Table3.C" style:family="table-column">
      <style:table-column-properties style:column-width="1.561cm" style:rel-column-width="88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VMASTERLOG.EXE</text:p>
      <text:p text:style-name="P9">SOFTWARE TEST PROCEDURES</text:p>
      <text:p text:style-name="P9">VOL 2-2</text:p>
      <text:p text:style-name="P9">PROGRAM LAUNCH</text:p>
      <text:p text:style-name="P9">Ver. <text:user-field-get text:name="Ver">1.0.0</text:user-field-get> </text:p>
      <text:p text:style-name="P9"><text:modification-date style:data-style-name="N80">13. Mar. 2020</text:modification-date></text:p>
      <text:p text:style-name="P9"/>
      <text:p text:style-name="P10"/>
      <text:p text:style-name="P8"/>
      <text:p text:style-name="Text_20_body"/>
      <text:p text:style-name="P5"/>
      <text:h text:style-name="P25" text:outline-level="1">1. 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B1" office:value-type="string">
              <text:p text:style-name="P6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16">This tests the initial Installation of the application. The RVMSetup user files must not be present in the User Documents folder. </text:p>
            <text:p text:style-name="P12"/>
          </table:table-cell>
          <table:table-cell table:style-name="Table1.B1" office:value-type="string">
            <text:p text:style-name="P23"/>
          </table:table-cell>
        </table:table-row>
        <table:table-row table:style-name="Table1.3">
          <table:table-cell table:style-name="Table1.A1" office:value-type="string">
            <text:p text:style-name="P7"><text:sequence text:ref-name="refStep0" text:name="Step" text:formula="ooow:Step+1" style:num-format="1">1</text:sequence></text:p>
          </table:table-cell>
          <table:table-cell table:style-name="Table1.B1" office:value-type="string">
            <text:p text:style-name="P14">If present, delete the <text:span text:style-name="T2">C:\Documents\RVMasterLog folder.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4">
          <table:table-cell table:style-name="Table1.A1" office:value-type="string">
            <text:p text:style-name="P3"><text:sequence text:ref-name="refStep3" text:name="Step" text:formula="ooow:Step+1" style:num-format="1">2</text:sequence></text:p>
          </table:table-cell>
          <table:table-cell table:style-name="Table1.B1" office:value-type="string">
            <text:p text:style-name="P20">Launch the <text:span text:style-name="T2">application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4">
          <table:table-cell table:style-name="Table1.A1" office:value-type="string">
            <text:p text:style-name="P3"><text:sequence text:ref-name="refStep1" text:name="Step" text:formula="ooow:Step+1" style:num-format="1">3</text:sequence></text:p>
          </table:table-cell>
          <table:table-cell table:style-name="Table1.B1" office:value-type="string">
            <text:p text:style-name="P20">Ensure the Error Message <text:span text:style-name="T2">“No Application Database Found.”</text:span>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4">
          <table:table-cell table:style-name="Table1.A1" office:value-type="string">
            <text:p text:style-name="P3"><text:sequence text:ref-name="refStep2" text:name="Step" text:formula="ooow:Step+1" style:num-format="1">4</text:sequence></text:p>
          </table:table-cell>
          <table:table-cell table:style-name="Table1.B1" office:value-type="string">
            <text:p text:style-name="P20">Select the &lt;<text:span text:style-name="T2">OK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101" text:name="Step" text:formula="ooow:Step+1" style:num-format="1">5</text:sequence></text:p>
          </table:table-cell>
          <table:table-cell table:style-name="Table1.B1" office:value-type="string">
            <text:p text:style-name="P20">Ensure the Information Message <text:span text:style-name="T2">“Deleting Old Directory structure.”</text:span>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2" text:name="Step" text:formula="ooow:Step+1" style:num-format="1">6</text:sequence></text:p>
          </table:table-cell>
          <table:table-cell table:style-name="Table1.B1" office:value-type="string">
            <text:p text:style-name="P20">Select the &lt;<text:span text:style-name="T2">OK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103" text:name="Step" text:formula="ooow:Step+1" style:num-format="1">7</text:sequence></text:p>
          </table:table-cell>
          <table:table-cell table:style-name="Table1.B1" office:value-type="string">
            <text:p text:style-name="P20">Ensure the Information Message <text:span text:style-name="T2">“Creating New Directory structure.”</text:span>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4" text:name="Step" text:formula="ooow:Step+1" style:num-format="1">8</text:sequence></text:p>
          </table:table-cell>
          <table:table-cell table:style-name="Table1.B1" office:value-type="string">
            <text:p text:style-name="P20">Select the &lt;<text:span text:style-name="T2">OK</text:span>&gt; Button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1">
          <table:table-cell table:style-name="Table1.A1" office:value-type="string">
            <text:p text:style-name="P3"><text:sequence text:ref-name="refStep105" text:name="Step" text:formula="ooow:Step+1" style:num-format="1">9</text:sequence></text:p>
          </table:table-cell>
          <table:table-cell table:style-name="Table1.B1" office:value-type="string">
            <text:p text:style-name="P20">Ensure the Information Message <text:span text:style-name="T2">“Creating Default UserDirectory.”</text:span>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7" text:name="Step" text:formula="ooow:Step+1" style:num-format="1">10</text:sequence></text:p>
          </table:table-cell>
          <table:table-cell table:style-name="Table1.B1" office:value-type="string">
            <text:p text:style-name="P20">Select the &lt;<text:span text:style-name="T2">OK</text:span>&gt; Button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6" text:name="Step" text:formula="ooow:Step+1" style:num-format="1">11</text:sequence></text:p>
          </table:table-cell>
          <table:table-cell table:style-name="Table1.B1" office:value-type="string">
            <text:p text:style-name="P20">Ensure the Information Message <text:span text:style-name="T2">“Loading Default Application Database.”</text:span>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8" text:name="Step" text:formula="ooow:Step+1" style:num-format="1">12</text:sequence></text:p>
          </table:table-cell>
          <table:table-cell table:style-name="Table1.B1" office:value-type="string">
            <text:p text:style-name="P20">Select the &lt;<text:span text:style-name="T2">OK</text:span>&gt; Button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9" text:name="Step" text:formula="ooow:Step+1" style:num-format="1">13</text:sequence></text:p>
          </table:table-cell>
          <table:table-cell table:style-name="Table1.B1" office:value-type="string">
            <text:p text:style-name="P20">Ensure the<text:span text:style-name="T3"> </text:span><text:span text:style-name="T2">Application Unregistered </text:span><text:span text:style-name="T3">Dialog Box is displayed.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6" text:name="Step" text:formula="ooow:Step+1" style:num-format="1">14</text:sequence></text:p>
          </table:table-cell>
          <table:table-cell table:style-name="Table1.B1" office:value-type="string">
            <text:p text:style-name="P20">Ensure the Title Bar displays the title “<text:span text:style-name="T2">Application Unregistered “ .</text:span></text:p>
          </table:table-cell>
          <table:table-cell table:style-name="Table1.B1" office:value-type="string">
            <text:p text:style-name="P13">_____</text:p>
          </table:table-cell>
        </table:table-row>
        <text:soft-page-break/>
        <table:table-row table:style-name="Table1.7">
          <table:table-cell table:style-name="Table1.A1" office:value-type="string">
            <text:p text:style-name="P3"><text:sequence text:ref-name="refStep110" text:name="Step" text:formula="ooow:Step+1" style:num-format="1">15</text:sequence></text:p>
          </table:table-cell>
          <table:table-cell table:style-name="Table1.B1" office:value-type="string">
            <text:p text:style-name="P20">Ensure there is a <text:span text:style-name="T2">Message Panel</text:span> displaying the message:</text:p>
            <text:p text:style-name="Text_20_body"/>
            <text:p text:style-name="Text_20_body"><text:s text:c="23"/>“<text:span text:style-name="T2"> You are using an un-registered copy of this software.</text:span></text:p>
            <text:p text:style-name="P22"/>
            <text:p text:style-name="P22"><text:s text:c="5"/>Registering your copy will ensure you get notified of any Bug Fixes, Changes or</text:p>
            <text:p text:style-name="P22"><text:s text:c="35"/>Enhancements to keep it current.</text:p>
            <text:p text:style-name="P22"/>
            <text:p text:style-name="P22"><text:s text:c="20"/>Your registration data will never be sold or shared.</text:p>
            <text:p text:style-name="P22"/>
            <text:p text:style-name="P22"><text:s text:c="13"/>Would you like to register now? If not, you can register later</text:p>
            <text:p text:style-name="Text_20_body"><text:span text:style-name="T2"><text:s text:c="16"/>by using your application &lt;Help - Register&gt; menu item.”</text:span></text:p>
            <text:p text:style-name="Text_20_body"/>
          </table:table-cell>
          <table:table-cell table:style-name="Table1.B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1" text:name="Step" text:formula="ooow:Step+1" style:num-format="1">16</text:sequence></text:p>
          </table:table-cell>
          <table:table-cell table:style-name="Table1.B1" office:value-type="string">
            <text:p text:style-name="P20">Ensure there is a &lt;<text:span text:style-name="T2">Help</text:span>&gt; button containing a <text:span text:style-name="T2">Blue</text:span> <text:span text:style-name="T2">Help</text:span> ICON and the text “<text:span text:style-name="T2">Help</text:span>”. located on the Bottom-Left of the Dialog Box. 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2" text:name="Step" text:formula="ooow:Step+1" style:num-format="1">17</text:sequence></text:p>
          </table:table-cell>
          <table:table-cell table:style-name="Table1.B1" office:value-type="string">
            <text:p text:style-name="P20">Ensure there is a &lt;<text:span text:style-name="T2">Yes</text:span>&gt; button containing a <text:span text:style-name="T2">Green Check Mark</text:span> ICON and the text “<text:span text:style-name="T2">Yes</text:span>”. located on the Bottom-Centre of the Dialog Box. 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3" text:name="Step" text:formula="ooow:Step+1" style:num-format="1">18</text:sequence></text:p>
          </table:table-cell>
          <table:table-cell table:style-name="Table1.B1" office:value-type="string">
            <text:p text:style-name="P20">Ensure there is a &lt;<text:span text:style-name="T2">No</text:span>&gt; button containing a <text:span text:style-name="T2">Red X</text:span> ICON and the text “<text:span text:style-name="T2">No</text:span>”. located on the Bottom-Right of the Dialog Box. 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4" text:name="Step" text:formula="ooow:Step+1" style:num-format="1">19</text:sequence></text:p>
          </table:table-cell>
          <table:table-cell table:style-name="Table1.B1" office:value-type="string">
            <text:p text:style-name="P20">Ensure the &lt;<text:span text:style-name="T2">Yes</text:span>&gt; button has the focus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5" text:name="Step" text:formula="ooow:Step+1" style:num-format="1">20</text:sequence></text:p>
          </table:table-cell>
          <table:table-cell table:style-name="Table1.B1" office:value-type="string">
            <text:p text:style-name="P20">Select the &lt;<text:span text:style-name="T2">Help</text:span>&gt; button and <text:span text:style-name="T2">ensure</text:span> an Information Message Dialog box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6" text:name="Step" text:formula="ooow:Step+1" style:num-format="1">21</text:sequence></text:p>
          </table:table-cell>
          <table:table-cell table:style-name="Table1.B1" office:value-type="string">
            <text:p text:style-name="P20">Ensure the Title Bar displays the text “<text:span text:style-name="T2">Title</text:span>”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7" text:name="Step" text:formula="ooow:Step+1" style:num-format="1">22</text:sequence></text:p>
          </table:table-cell>
          <table:table-cell table:style-name="Table1.B1" office:value-type="string">
            <text:p text:style-name="P20">Ensure the <text:span text:style-name="T2">Message Panel</text:span> displays the message “<text:span text:style-name="T2">HELP</text:span>”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8" text:name="Step" text:formula="ooow:Step+1" style:num-format="1">23</text:sequence></text:p>
          </table:table-cell>
          <table:table-cell table:style-name="Table1.B1" office:value-type="string">
            <text:p text:style-name="P20">Ensure there is an &lt;<text:span text:style-name="T2">OK</text:span>&gt; button located on the Right-Bottom corner of the dialog box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19" text:name="Step" text:formula="ooow:Step+1" style:num-format="1">24</text:sequence></text:p>
          </table:table-cell>
          <table:table-cell table:style-name="Table1.B1" office:value-type="string">
            <text:p text:style-name="P20">Ensure the dialog box is dismiss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20" text:name="Step" text:formula="ooow:Step+1" style:num-format="1">25</text:sequence></text:p>
          </table:table-cell>
          <table:table-cell table:style-name="Table1.B1" office:value-type="string">
            <text:p text:style-name="P20"><text:span text:style-name="T3">Ensure the </text:span><text:span text:style-name="T2">Application Unregistered </text:span><text:span text:style-name="T3">Dialog Box is still displayed.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21" text:name="Step" text:formula="ooow:Step+1" style:num-format="1">26</text:sequence></text:p>
          </table:table-cell>
          <table:table-cell table:style-name="Table1.B1" office:value-type="string">
            <text:p text:style-name="P20">Ensure the &lt;<text:span text:style-name="T2">Help</text:span>&gt; button has the focus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><text:s/>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ext:soft-page-break/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/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4" text:name="Step" text:formula="ooow:Step+1" style:num-format="1">27</text:sequence></text:p>
          </table:table-cell>
          <table:table-cell table:style-name="Table1.B1" office:value-type="string">
            <text:p text:style-name="P20">Ensure the <text:span text:style-name="T2">S</text:span><text:span text:style-name="T2">plash </text:span><text:span text:style-name="T2">S</text:span><text:span text:style-name="T2">creen </text:span>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5" text:name="Step" text:formula="ooow:Step+1" style:num-format="1">28</text:sequence></text:p>
          </table:table-cell>
          <table:table-cell table:style-name="Table1.B1" office:value-type="string">
            <text:p text:style-name="P20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20"><text:span text:style-name="T3"/>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7" text:name="Step" text:formula="ooow:Step+1" style:num-format="1">29</text:sequence></text:p>
          </table:table-cell>
          <table:table-cell table:style-name="Table1.B1" office:value-type="string">
            <text:p text:style-name="P20">Select the &lt;<text:span text:style-name="T2">Yes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8" text:name="Step" text:formula="ooow:Step+1" style:num-format="1">30</text:sequence></text:p>
          </table:table-cell>
          <table:table-cell table:style-name="Table1.B1" office:value-type="string">
            <text:p text:style-name="P20">Ensure the N<text:span text:style-name="T2">ag Screen</text:span> is dismiss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9" text:name="Step" text:formula="ooow:Step+1" style:num-format="1">31</text:sequence></text:p>
          </table:table-cell>
          <table:table-cell table:style-name="Table1.B1" office:value-type="string">
            <text:p text:style-name="P20">Ensure the <text:span text:style-name="T2">Registration</text:span> dialog box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0" text:name="Step" text:formula="ooow:Step+1" style:num-format="1">32</text:sequence></text:p>
          </table:table-cell>
          <table:table-cell table:style-name="Table1.B1" office:value-type="string">
            <text:p text:style-name="P20">Select the &lt;<text:span text:style-name="T1">Cancel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11" text:name="Step" text:formula="ooow:Step+1" style:num-format="1">33</text:sequence></text:p>
          </table:table-cell>
          <table:table-cell table:style-name="Table1.B1" office:value-type="string">
            <text:p text:style-name="P20">Ensure the <text:span text:style-name="T2">Registration</text:span> dialog box is <text:span text:style-name="T1">dismissed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2" text:name="Step" text:formula="ooow:Step+1" style:num-format="1">34</text:sequence></text:p>
          </table:table-cell>
          <table:table-cell table:style-name="Table1.B1" office:value-type="string">
            <text:p text:style-name="P20">Ensure the <text:span text:style-name="T2">Read Setup File Failure</text:span> Error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3" text:name="Step" text:formula="ooow:Step+1" style:num-format="1">35</text:sequence></text:p>
          </table:table-cell>
          <table:table-cell table:style-name="Table1.B1" office:value-type="string">
            <text:p text:style-name="P20">Ensure the <text:span text:style-name="T2">Title </text:span><text:span text:style-name="T2">Bar</text:span> displays the text <text:span text:style-name="T2">"Read Setup File Failure"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4" text:name="Step" text:formula="ooow:Step+1" style:num-format="1">36</text:sequence></text:p>
          </table:table-cell>
          <table:table-cell table:style-name="Table1.B1" office:value-type="string">
            <text:p text:style-name="P20">Ensure the <text:span text:style-name="T2">Message Text</text:span> is “<text:span text:style-name="T2">Unable to read Setup file”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5" text:name="Step" text:formula="ooow:Step+1" style:num-format="1">37</text:sequence></text:p>
          </table:table-cell>
          <table:table-cell table:style-name="Table1.B1" office:value-type="string">
            <text:p text:style-name="P20">Dismiss the <text:span text:style-name="T2">Error</text:span> message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6" text:name="Step" text:formula="ooow:Step+1" style:num-format="1">38</text:sequence></text:p>
          </table:table-cell>
          <table:table-cell table:style-name="Table1.B1" office:value-type="string">
            <text:p text:style-name="P20">Ensure the <text:span text:style-name="T2">Initialization Failure</text:span> Error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7" text:name="Step" text:formula="ooow:Step+1" style:num-format="1">39</text:sequence></text:p>
          </table:table-cell>
          <table:table-cell table:style-name="Table1.B1" office:value-type="string">
            <text:p text:style-name="P20">Ensure the <text:span text:style-name="T2">Title </text:span><text:span text:style-name="T2">Bar</text:span><text:span text:style-name="T2"> </text:span>displays the text <text:span text:style-name="T2">"Initialization Failure"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8" text:name="Step" text:formula="ooow:Step+1" style:num-format="1">40</text:sequence></text:p>
          </table:table-cell>
          <table:table-cell table:style-name="Table1.B1" office:value-type="string">
            <text:p text:style-name="P20">Ensure the <text:span text:style-name="T2">Message Text</text:span> is <text:span text:style-name="T2">"Initialization Process has Failed"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19" text:name="Step" text:formula="ooow:Step+1" style:num-format="1">41</text:sequence></text:p>
          </table:table-cell>
          <table:table-cell table:style-name="Table1.B1" office:value-type="string">
            <text:p text:style-name="P20">Dismiss the <text:span text:style-name="T2">Error</text:span> message.</text:p>
          </table:table-cell>
          <table:table-cell table:style-name="Table1.B1" office:value-type="string">
            <text:p text:style-name="P13"/>
          </table:table-cell>
        </table:table-row>
        <table:table-row table:style-name="Table1.7">
          <table:table-cell table:style-name="Table1.A1" office:value-type="string">
            <text:p text:style-name="P3"><text:sequence text:ref-name="refStep20" text:name="Step" text:formula="ooow:Step+1" style:num-format="1">42</text:sequence></text:p>
          </table:table-cell>
          <table:table-cell table:style-name="Table1.B1" office:value-type="string">
            <text:p text:style-name="P20">Ensure the <text:span text:style-name="T2">Application Closing</text:span> Information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21" text:name="Step" text:formula="ooow:Step+1" style:num-format="1">43</text:sequence></text:p>
          </table:table-cell>
          <table:table-cell table:style-name="Table1.B1" office:value-type="string">
            <text:p text:style-name="P20">Ensure the <text:span text:style-name="T2">Title </text:span><text:span text:style-name="T2">Bar</text:span> displays the text <text:span text:style-name="T2">"Application Closing"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22" text:name="Step" text:formula="ooow:Step+1" style:num-format="1">44</text:sequence></text:p>
          </table:table-cell>
          <table:table-cell table:style-name="Table1.B1" office:value-type="string">
            <text:p text:style-name="P20">Ensure the <text:span text:style-name="T2">Message Tex</text:span>t is <text:span text:style-name="T2">"RVMasterLog Closing"</text:span></text:p>
          </table:table-cell>
          <table:table-cell table:style-name="Table1.B1" office:value-type="string">
            <text:p text:style-name="P13">_____</text:p>
          </table:table-cell>
        </table:table-row>
        <text:soft-page-break/>
        <table:table-row table:style-name="Table1.7">
          <table:table-cell table:style-name="Table1.A1" office:value-type="string">
            <text:p text:style-name="P3"><text:sequence text:ref-name="refStep23" text:name="Step" text:formula="ooow:Step+1" style:num-format="1">45</text:sequence></text:p>
          </table:table-cell>
          <table:table-cell table:style-name="Table1.B1" office:value-type="string">
            <text:p text:style-name="P20">Dismiss the <text:span text:style-name="T2">Error</text:span> message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7">
          <table:table-cell table:style-name="Table1.A1" office:value-type="string">
            <text:p text:style-name="P3"><text:sequence text:ref-name="refStep24" text:name="Step" text:formula="ooow:Step+1" style:num-format="1">46</text:sequence></text:p>
          </table:table-cell>
          <table:table-cell table:style-name="Table1.B1" office:value-type="string">
            <text:p text:style-name="P20">Ensure the application <text:span text:style-name="T2">is not</text:span><text:span text:style-name="T3"> launched</text:span></text:p>
          </table:table-cell>
          <table:table-cell table:style-name="Table1.B1" office:value-type="string">
            <text:p text:style-name="P13">_____</text:p>
          </table:table-cell>
        </table:table-row>
      </table:table>
      <text:p text:style-name="Text_20_body"/>
      <text:h text:style-name="Heading_20_1" text:outline-level="1">Program Launch 1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Step</text:p>
            </table:table-cell>
            <table:table-cell table:style-name="Table4.B1" office:value-type="string">
              <text:p text:style-name="Table_20_Heading">Test</text:p>
            </table:table-cell>
            <table:table-cell table:style-name="Table4.C1" office:value-type="string">
              <text:p text:style-name="P6">Result</text:p>
            </table:table-cell>
          </table:table-row>
        </table:table-header-rows>
        <table:table-row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16">This tests the launch of the application with a valid <text:s/>RVMSetup.sup file present in the Application folder. There is no RVMSettings.stg file, no RVM Data or RVM Logs folders, and <text:s/>registration has not been completed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7"><text:sequence text:ref-name="refStep25" text:name="Step" style:num-format="1">1</text:sequence></text:p>
          </table:table-cell>
          <table:table-cell table:style-name="Table4.B2" office:value-type="string">
            <text:p text:style-name="P14">If present, delete the {Program Folder}\<text:span text:style-name="T2">RVMSettings</text:span><text:span text:style-name="T2">.stg</text:span><text:span text:style-name="T3"> </text:span>file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7"><text:sequence text:ref-name="refStep26" text:name="Step" text:formula="ooow:Step+1" style:num-format="1">2</text:sequence></text:p>
          </table:table-cell>
          <table:table-cell table:style-name="Table4.B2" office:value-type="string">
            <text:p text:style-name="P14">Ensure the {Program Folder}<text:span text:style-name="T2">RVMSetup.sup</text:span> file exists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27" text:name="Step" text:formula="ooow:Step+1" style:num-format="1">3</text:sequence></text:p>
          </table:table-cell>
          <table:table-cell table:style-name="Table4.B2" office:value-type="string">
            <text:p text:style-name="P20">If present, Delete the:</text:p>
            <text:p text:style-name="Text_20_body">“<text:span text:style-name="T2">C:\Users\Hew\AppData\Local\</text:span><text:span text:style-name="T2">RVM</text:span>”,<text:line-break/> <text:line-break/>“<text:span text:style-name="T2">C:\Users\Hew\AppData\Local\</text:span><text:span text:style-name="T2">RVM</text:span><text:span text:style-name="T2"> Data</text:span>”; and,<text:line-break/><text:line-break/>“<text:span text:style-name="T2">C:\Users\Hew\AppData\Local\ </text:span><text:span text:style-name="T2">RVM</text:span><text:span text:style-name="T2"> </text:span><text:span text:style-name="T2">Logs</text:span>” folders. </text:p>
          </table:table-cell>
          <table:table-cell table:style-name="Table4.C2" office:value-type="string">
            <text:p text:style-name="P13"><text:line-break/>_</text:p>
          </table:table-cell>
        </table:table-row>
        <table:table-row>
          <table:table-cell table:style-name="Table4.A2" office:value-type="string">
            <text:p text:style-name="P3"><text:sequence text:ref-name="refStep28" text:name="Step" text:formula="ooow:Step+1" style:num-format="1">4</text:sequence></text:p>
          </table:table-cell>
          <table:table-cell table:style-name="Table4.B2" office:value-type="string">
            <text:p text:style-name="P20">Launch the <text:span text:style-name="T2">application</text:span>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29" text:name="Step" text:formula="ooow:Step+1" style:num-format="1">5</text:sequence></text:p>
          </table:table-cell>
          <table:table-cell table:style-name="Table4.B2" office:value-type="string">
            <text:p text:style-name="P20">Ensure the 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0" text:name="Step" text:formula="ooow:Step+1" style:num-format="1">6</text:sequence></text:p>
          </table:table-cell>
          <table:table-cell table:style-name="Table4.B2" office:value-type="string">
            <text:p text:style-name="P20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1" text:name="Step" text:formula="ooow:Step+1" style:num-format="1">7</text:sequence></text:p>
          </table:table-cell>
          <table:table-cell table:style-name="Table4.B2" office:value-type="string">
            <text:p text:style-name="P20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2" text:name="Step" text:formula="ooow:Step+1" style:num-format="1">8</text:sequence></text:p>
          </table:table-cell>
          <table:table-cell table:style-name="Table4.B2" office:value-type="string">
            <text:p text:style-name="P20">Select the &lt;<text:span text:style-name="T2">Yes</text:span>&gt; butt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33" text:name="Step" text:formula="ooow:Step+1" style:num-format="1">9</text:sequence></text:p>
          </table:table-cell>
          <table:table-cell table:style-name="Table4.B2" office:value-type="string">
            <text:p text:style-name="P20">Ensure the <text:span text:style-name="T2">Nag Screen</text:span> is dismiss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4" text:name="Step" text:formula="ooow:Step+1" style:num-format="1">10</text:sequence></text:p>
          </table:table-cell>
          <table:table-cell table:style-name="Table4.B2" office:value-type="string">
            <text:p text:style-name="P20">Ensure the <text:span text:style-name="T2">Registration</text:span> dialog box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5" text:name="Step" text:formula="ooow:Step+1" style:num-format="1">11</text:sequence></text:p>
          </table:table-cell>
          <table:table-cell table:style-name="Table4.B2" office:value-type="string">
            <text:p text:style-name="P20">Select the &lt;<text:span text:style-name="T1">Cancel</text:span>&gt; butt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36" text:name="Step" text:formula="ooow:Step+1" style:num-format="1">12</text:sequence></text:p>
          </table:table-cell>
          <table:table-cell table:style-name="Table4.B2" office:value-type="string">
            <text:p text:style-name="P20">Ensure the <text:span text:style-name="T2">Registration</text:span> dialog box is <text:span text:style-name="T1">dismissed</text:span>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37" text:name="Step" text:formula="ooow:Step+1" style:num-format="1">13</text:sequence></text:p>
          </table:table-cell>
          <table:table-cell table:style-name="Table4.B2" office:value-type="string">
            <text:p text:style-name="P17">Ensure the <text:span text:style-name="T2">Main</text:span> application form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38" text:name="Step" text:formula="ooow:Step+1" style:num-format="1">14</text:sequence></text:p>
          </table:table-cell>
          <table:table-cell table:style-name="Table4.B2" office:value-type="string">
            <text:p text:style-name="P17">Ensure no messages have been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39" text:name="Step" text:formula="ooow:Step+1" style:num-format="1">15</text:sequence></text:p>
          </table:table-cell>
          <table:table-cell table:style-name="Table4.B2" office:value-type="string">
            <text:p text:style-name="P17">Select the <text:span text:style-name="T2">Settings</text:span> menu item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0" text:name="Step" text:formula="ooow:Step+1" style:num-format="1">16</text:sequence></text:p>
          </table:table-cell>
          <table:table-cell table:style-name="Table4.B2" office:value-type="string">
            <text:p text:style-name="P17">Ensure the <text:span text:style-name="T2">Settings</text:span> dialog box is displayed</text:p>
          </table:table-cell>
          <table:table-cell table:style-name="Table4.C2" office:value-type="string">
            <text:p text:style-name="P13">_____</text:p>
          </table:table-cell>
        </table:table-row>
        <text:soft-page-break/>
        <table:table-row>
          <table:table-cell table:style-name="Table4.A2" office:value-type="string">
            <text:p text:style-name="P4"><text:sequence text:ref-name="refStep41" text:name="Step" text:formula="ooow:Step+1" style:num-format="1">17</text:sequence></text:p>
          </table:table-cell>
          <table:table-cell table:style-name="Table4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4.C2" office:value-type="string">
            <text:p text:style-name="P13"/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2" text:name="Step" text:formula="ooow:Step+1" style:num-format="1">18</text:sequence></text:p>
          </table:table-cell>
          <table:table-cell table:style-name="Table4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3" text:name="Step" text:formula="ooow:Step+1" style:num-format="1">19</text:sequence></text:p>
          </table:table-cell>
          <table:table-cell table:style-name="Table4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4" text:name="Step" text:formula="ooow:Step+1" style:num-format="1">20</text:sequence></text:p>
          </table:table-cell>
          <table:table-cell table:style-name="Table4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5" text:name="Step" text:formula="ooow:Step+1" style:num-format="1">21</text:sequence></text:p>
          </table:table-cell>
          <table:table-cell table:style-name="Table4.B2" office:value-type="string">
            <text:p text:style-name="P17">Select the <text:span text:style-name="T2">&lt;OK&gt; Button</text:span> to close the Setup Dialog box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6" text:name="Step" text:formula="ooow:Step+1" style:num-format="1">22</text:sequence></text:p>
          </table:table-cell>
          <table:table-cell table:style-name="Table4.B2" office:value-type="string">
            <text:p text:style-name="P17">Select the <text:span text:style-name="T2">File | Exit</text:span> Menu item to close the applicati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47" text:name="Step" text:formula="ooow:Step+1" style:num-format="1">23</text:sequence></text:p>
          </table:table-cell>
          <table:table-cell table:style-name="Table4.B2" office:value-type="string">
            <text:p text:style-name="P20">Ensure the <text:span text:style-name="T2">Application Closing</text:span> Info Information rmation message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48" text:name="Step" text:formula="ooow:Step+1" style:num-format="1">24</text:sequence></text:p>
          </table:table-cell>
          <table:table-cell table:style-name="Table4.B2" office:value-type="string">
            <text:p text:style-name="P20">Dismiss the <text:s/><text:span text:style-name="T2">Information</text:span> message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9" text:name="Step" text:formula="ooow:Step+1" style:num-format="1">25</text:sequence></text:p>
          </table:table-cell>
          <table:table-cell table:style-name="Table4.B2" office:value-type="string">
            <text:p text:style-name="P17">Ensure the <text:span text:style-name="T2">Application</text:span> closes with no message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50" text:name="Step" text:formula="ooow:Step+1" style:num-format="1">26</text:sequence></text:p>
          </table:table-cell>
          <table:table-cell table:style-name="Table4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 </text:span>has been created in the <text:span text:style-name="T2">Application</text:span> folder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51" text:name="Step" text:formula="ooow:Step+1" style:num-format="1">27</text:sequence></text:p>
          </table:table-cell>
          <table:table-cell table:style-name="Table4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1"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/>
          </table:table-cell>
          <table:table-cell table:style-name="Table4.C2" office:value-type="string">
            <text:p text:style-name="P13"/>
          </table:table-cell>
        </table:table-row>
      </table:table>
      <text:p text:style-name="Standard"/>
      <text:h text:style-name="Heading_20_1" text:outline-level="1">Program Launch 2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Step</text:p>
            </table:table-cell>
            <table:table-cell table:style-name="Table2.B1" office:value-type="string">
              <text:p text:style-name="Table_20_Heading">Test</text:p>
            </table:table-cell>
            <table:table-cell table:style-name="Table2.C1" office:value-type="string">
              <text:p text:style-name="P6">Result</text:p>
            </table:table-cell>
          </table:table-row>
        </table:table-header-rows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6">This tests the launch of the application with a valid <text:s/>RVMSetup.sup file present in the Application folder. There is no RVMSettings.stg file, and registration has not been completed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><text:sequence text:ref-name="refStep52" text:name="Step" style:num-format="1">1</text:sequence></text:p>
          </table:table-cell>
          <table:table-cell table:style-name="Table2.B2" office:value-type="string">
            <text:p text:style-name="P14">If present, delete the {Program Folder}\<text:span text:style-name="T2">RVMSettings</text:span><text:span text:style-name="T2">.stg</text:span><text:span text:style-name="T3"> </text:span>file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><text:sequence text:ref-name="refStep53" text:name="Step" text:formula="ooow:Step+1" style:num-format="1">2</text:sequence></text:p>
          </table:table-cell>
          <table:table-cell table:style-name="Table2.B2" office:value-type="string">
            <text:p text:style-name="P14">Ensure the {Program Folder}<text:span text:style-name="T2">RVMSetup.sup</text:span> file exists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4" text:name="Step" text:formula="ooow:Step+1" style:num-format="1">3</text:sequence></text:p>
          </table:table-cell>
          <table:table-cell table:style-name="Table2.B2" office:value-type="string">
            <text:p text:style-name="P20">Launch the <text:span text:style-name="T2">A</text:span><text:span text:style-name="T2">pplication</text:span>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55" text:name="Step" text:formula="ooow:Step+1" style:num-format="1">4</text:sequence></text:p>
          </table:table-cell>
          <table:table-cell table:style-name="Table2.B2" office:value-type="string">
            <text:p text:style-name="P20">Ensure the 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6" text:name="Step" text:formula="ooow:Step+1" style:num-format="1">5</text:sequence></text:p>
          </table:table-cell>
          <table:table-cell table:style-name="Table2.B2" office:value-type="string">
            <text:p text:style-name="P20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7" text:name="Step" text:formula="ooow:Step+1" style:num-format="1">6</text:sequence></text:p>
          </table:table-cell>
          <table:table-cell table:style-name="Table2.B2" office:value-type="string">
            <text:p text:style-name="P20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8" text:name="Step" text:formula="ooow:Step+1" style:num-format="1">7</text:sequence></text:p>
          </table:table-cell>
          <table:table-cell table:style-name="Table2.B2" office:value-type="string">
            <text:p text:style-name="P20">Select the &lt;<text:span text:style-name="T2">Yes</text:span>&gt; button.</text:p>
          </table:table-cell>
          <table:table-cell table:style-name="Table2.C2" office:value-type="string">
            <text:p text:style-name="P13"/>
          </table:table-cell>
        </table:table-row>
        <text:soft-page-break/>
        <table:table-row>
          <table:table-cell table:style-name="Table2.A2" office:value-type="string">
            <text:p text:style-name="P3"><text:sequence text:ref-name="refStep59" text:name="Step" text:formula="ooow:Step+1" style:num-format="1">8</text:sequence></text:p>
          </table:table-cell>
          <table:table-cell table:style-name="Table2.B2" office:value-type="string">
            <text:p text:style-name="P20">Ensure the <text:span text:style-name="T2">Nag Screen</text:span> is dismiss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60" text:name="Step" text:formula="ooow:Step+1" style:num-format="1">9</text:sequence></text:p>
          </table:table-cell>
          <table:table-cell table:style-name="Table2.B2" office:value-type="string">
            <text:p text:style-name="P20">Ensure the <text:span text:style-name="T2">Registration</text:span> dialog box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61" text:name="Step" text:formula="ooow:Step+1" style:num-format="1">10</text:sequence></text:p>
          </table:table-cell>
          <table:table-cell table:style-name="Table2.B2" office:value-type="string">
            <text:p text:style-name="P20">Select the &lt;<text:span text:style-name="T1">Cancel</text:span>&gt; button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62" text:name="Step" text:formula="ooow:Step+1" style:num-format="1">11</text:sequence></text:p>
          </table:table-cell>
          <table:table-cell table:style-name="Table2.B2" office:value-type="string">
            <text:p text:style-name="P20">Ensure the <text:span text:style-name="T2">Registration</text:span> dialog box is <text:span text:style-name="T1">dismissed</text:span>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3" text:name="Step" text:formula="ooow:Step+1" style:num-format="1">12</text:sequence></text:p>
          </table:table-cell>
          <table:table-cell table:style-name="Table2.B2" office:value-type="string">
            <text:p text:style-name="P17">Ensure the <text:span text:style-name="T2">Main</text:span> form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4" text:name="Step" text:formula="ooow:Step+1" style:num-format="1">13</text:sequence></text:p>
          </table:table-cell>
          <table:table-cell table:style-name="Table2.B2" office:value-type="string">
            <text:p text:style-name="P17">Ensure no messages have been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5" text:name="Step" text:formula="ooow:Step+1" style:num-format="1">14</text:sequence></text:p>
          </table:table-cell>
          <table:table-cell table:style-name="Table2.B2" office:value-type="string">
            <text:p text:style-name="P17">Select the <text:span text:style-name="T2">Settings</text:span> menu item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66" text:name="Step" text:formula="ooow:Step+1" style:num-format="1">15</text:sequence></text:p>
          </table:table-cell>
          <table:table-cell table:style-name="Table2.B2" office:value-type="string">
            <text:p text:style-name="P17">Ensure the <text:span text:style-name="T2">Settings</text:span> dialog box is displayed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7" text:name="Step" text:formula="ooow:Step+1" style:num-format="1">16</text:sequence></text:p>
          </table:table-cell>
          <table:table-cell table:style-name="Table2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2.C2" office:value-type="string">
            <text:p text:style-name="P13"/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8" text:name="Step" text:formula="ooow:Step+1" style:num-format="1">17</text:sequence></text:p>
          </table:table-cell>
          <table:table-cell table:style-name="Table2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9" text:name="Step" text:formula="ooow:Step+1" style:num-format="1">18</text:sequence></text:p>
          </table:table-cell>
          <table:table-cell table:style-name="Table2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0" text:name="Step" text:formula="ooow:Step+1" style:num-format="1">19</text:sequence></text:p>
          </table:table-cell>
          <table:table-cell table:style-name="Table2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1" text:name="Step" text:formula="ooow:Step+1" style:num-format="1">20</text:sequence></text:p>
          </table:table-cell>
          <table:table-cell table:style-name="Table2.B2" office:value-type="string">
            <text:p text:style-name="P17">Select the <text:span text:style-name="T2">&lt;OK&gt; Button</text:span> to close the <text:span text:style-name="T2">Setup</text:span> dialog box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72" text:name="Step" text:formula="ooow:Step+1" style:num-format="1">21</text:sequence></text:p>
          </table:table-cell>
          <table:table-cell table:style-name="Table2.B2" office:value-type="string">
            <text:p text:style-name="P17">Select the <text:span text:style-name="T2">File | Exit</text:span> Menu item to close the <text:span text:style-name="T2">A</text:span><text:span text:style-name="T2">pplication</text:span>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73" text:name="Step" text:formula="ooow:Step+1" style:num-format="1">22</text:sequence></text:p>
          </table:table-cell>
          <table:table-cell table:style-name="Table2.B2" office:value-type="string">
            <text:p text:style-name="P20">Ensure the <text:span text:style-name="T2">Application Closing</text:span> <text:span text:style-name="T2">Information</text:span> message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74" text:name="Step" text:formula="ooow:Step+1" style:num-format="1">23</text:sequence></text:p>
          </table:table-cell>
          <table:table-cell table:style-name="Table2.B2" office:value-type="string">
            <text:p text:style-name="P20">Dismiss the <text:s/><text:span text:style-name="T2">Information</text:span> message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75" text:name="Step" text:formula="ooow:Step+1" style:num-format="1">24</text:sequence></text:p>
          </table:table-cell>
          <table:table-cell table:style-name="Table2.B2" office:value-type="string">
            <text:p text:style-name="P17">Ensure the <text:span text:style-name="T2">Application</text:span> closes with no message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6" text:name="Step" text:formula="ooow:Step+1" style:num-format="1">25</text:sequence></text:p>
          </table:table-cell>
          <table:table-cell table:style-name="Table2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 </text:span>has been created in the Application folder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7" text:name="Step" text:formula="ooow:Step+1" style:num-format="1">26</text:sequence></text:p>
          </table:table-cell>
          <table:table-cell table:style-name="Table2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2">Version=001</text:p>
            <text:p text:style-name="P11"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/>
          </table:table-cell>
          <table:table-cell table:style-name="Table2.C2" office:value-type="string">
            <text:p text:style-name="P13"/>
            <text:p text:style-name="P13"/>
            <text:p text:style-name="P13"/>
            <text:p text:style-name="P13">_____</text:p>
          </table:table-cell>
        </table:table-row>
      </table:table>
      <text:p text:style-name="Standard"/>
      <text:h text:style-name="Heading_20_1" text:outline-level="1">Program Launch 3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Step</text:p>
            </table:table-cell>
            <table:table-cell table:style-name="Table3.B1" office:value-type="string">
              <text:p text:style-name="Table_20_Heading">Test</text:p>
            </table:table-cell>
            <table:table-cell table:style-name="Table3.C1" office:value-type="string">
              <text:p text:style-name="P6">Result</text:p>
            </table:table-cell>
          </table:table-row>
        </table:table-header-rows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16">This tests the launch of the application with a valid <text:s/>RVMSetup.sup file and RVMSettings.stg file present in the Application folder. Registration has not been completed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7"><text:sequence text:ref-name="refStep78" text:name="Step" style:num-format="1">1</text:sequence></text:p>
          </table:table-cell>
          <table:table-cell table:style-name="Table3.B2" office:value-type="string">
            <text:p text:style-name="P20">Launch the <text:span text:style-name="T2">A</text:span><text:span text:style-name="T2">pplication</text:span>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79" text:name="Step" text:formula="ooow:Step+1" style:num-format="1">2</text:sequence></text:p>
          </table:table-cell>
          <table:table-cell table:style-name="Table3.B2" office:value-type="string">
            <text:p text:style-name="P20">Ensure the<text:span text:style-name="T2"> </text:span>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0" text:name="Step" text:formula="ooow:Step+1" style:num-format="1">3</text:sequence></text:p>
          </table:table-cell>
          <table:table-cell table:style-name="Table3.B2" office:value-type="string">
            <text:p text:style-name="P20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1" text:name="Step" text:formula="ooow:Step+1" style:num-format="1">4</text:sequence></text:p>
          </table:table-cell>
          <table:table-cell table:style-name="Table3.B2" office:value-type="string">
            <text:p text:style-name="P20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2" text:name="Step" text:formula="ooow:Step+1" style:num-format="1">5</text:sequence></text:p>
          </table:table-cell>
          <table:table-cell table:style-name="Table3.B2" office:value-type="string">
            <text:p text:style-name="P20">Select the &lt;<text:span text:style-name="T2">Yes</text:span>&gt; button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83" text:name="Step" text:formula="ooow:Step+1" style:num-format="1">6</text:sequence></text:p>
          </table:table-cell>
          <table:table-cell table:style-name="Table3.B2" office:value-type="string">
            <text:p text:style-name="P20">Ensure the <text:span text:style-name="T2">Nag Screen</text:span> is dismiss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4" text:name="Step" text:formula="ooow:Step+1" style:num-format="1">7</text:sequence></text:p>
          </table:table-cell>
          <table:table-cell table:style-name="Table3.B2" office:value-type="string">
            <text:p text:style-name="P20">Ensure the <text:span text:style-name="T2">Registration</text:span> dialog box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5" text:name="Step" text:formula="ooow:Step+1" style:num-format="1">8</text:sequence></text:p>
          </table:table-cell>
          <table:table-cell table:style-name="Table3.B2" office:value-type="string">
            <text:p text:style-name="P20">Select the &lt;<text:span text:style-name="T1">Cancel</text:span>&gt; button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86" text:name="Step" text:formula="ooow:Step+1" style:num-format="1">9</text:sequence></text:p>
          </table:table-cell>
          <table:table-cell table:style-name="Table3.B2" office:value-type="string">
            <text:p text:style-name="P20">Ensure the <text:span text:style-name="T2">Registration</text:span> dialog box is <text:span text:style-name="T1">dismissed</text:span>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7" text:name="Step" text:formula="ooow:Step+1" style:num-format="1">10</text:sequence></text:p>
          </table:table-cell>
          <table:table-cell table:style-name="Table3.B2" office:value-type="string">
            <text:p text:style-name="P17">Ensure the <text:span text:style-name="T2">Main</text:span> application form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8" text:name="Step" text:formula="ooow:Step+1" style:num-format="1">11</text:sequence></text:p>
          </table:table-cell>
          <table:table-cell table:style-name="Table3.B2" office:value-type="string">
            <text:p text:style-name="P17">Ensure no messages have been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9" text:name="Step" text:formula="ooow:Step+1" style:num-format="1">12</text:sequence></text:p>
          </table:table-cell>
          <table:table-cell table:style-name="Table3.B2" office:value-type="string">
            <text:p text:style-name="P17">Select the <text:span text:style-name="T2">Settings</text:span> menu item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0" text:name="Step" text:formula="ooow:Step+1" style:num-format="1">13</text:sequence></text:p>
          </table:table-cell>
          <table:table-cell table:style-name="Table3.B2" office:value-type="string">
            <text:p text:style-name="P17">Ensure the <text:span text:style-name="T2">Settings</text:span> dialog box is displayed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1" text:name="Step" text:formula="ooow:Step+1" style:num-format="1">14</text:sequence></text:p>
          </table:table-cell>
          <table:table-cell table:style-name="Table3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3.C2" office:value-type="string">
            <text:p text:style-name="P13"/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2" text:name="Step" text:formula="ooow:Step+1" style:num-format="1">15</text:sequence></text:p>
          </table:table-cell>
          <table:table-cell table:style-name="Table3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3" text:name="Step" text:formula="ooow:Step+1" style:num-format="1">16</text:sequence></text:p>
          </table:table-cell>
          <table:table-cell table:style-name="Table3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4" text:name="Step" text:formula="ooow:Step+1" style:num-format="1">17</text:sequence></text:p>
          </table:table-cell>
          <table:table-cell table:style-name="Table3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5" text:name="Step" text:formula="ooow:Step+1" style:num-format="1">18</text:sequence></text:p>
          </table:table-cell>
          <table:table-cell table:style-name="Table3.B2" office:value-type="string">
            <text:p text:style-name="P17">Select the <text:span text:style-name="T2">&lt;OK&gt; Button</text:span> to close the <text:span text:style-name="T2">Setup</text:span> dialog box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6" text:name="Step" text:formula="ooow:Step+1" style:num-format="1">19</text:sequence></text:p>
          </table:table-cell>
          <table:table-cell table:style-name="Table3.B2" office:value-type="string">
            <text:p text:style-name="P17">Select the <text:span text:style-name="T2">File | Exit</text:span> Menu item to close the Application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97" text:name="Step" text:formula="ooow:Step+1" style:num-format="1">20</text:sequence></text:p>
          </table:table-cell>
          <table:table-cell table:style-name="Table3.B2" office:value-type="string">
            <text:p text:style-name="P20">Ensure the <text:span text:style-name="T2">Application Closing</text:span> Information message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98" text:name="Step" text:formula="ooow:Step+1" style:num-format="1">21</text:sequence></text:p>
          </table:table-cell>
          <table:table-cell table:style-name="Table3.B2" office:value-type="string">
            <text:p text:style-name="P20">Dismiss the <text:s/><text:span text:style-name="T2">Information</text:span> message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9" text:name="Step" text:formula="ooow:Step+1" style:num-format="1">22</text:sequence></text:p>
          </table:table-cell>
          <table:table-cell table:style-name="Table3.B2" office:value-type="string">
            <text:p text:style-name="P17">Ensure the <text:span text:style-name="T2">Application</text:span> closes with no message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100" text:name="Step" text:formula="ooow:Step+1" style:num-format="1">23</text:sequence></text:p>
          </table:table-cell>
          <table:table-cell table:style-name="Table3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2">Version=001</text:p>
            <text:p text:style-name="P11"><text:soft-page-break/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/>
          </table:table-cell>
          <table:table-cell table:style-name="Table3.C2" office:value-type="string">
            <text:p text:style-name="P13"/>
            <text:p text:style-name="P13"/>
            <text:p text:style-name="P13"/>
            <text:p text:style-name="P13"><text:soft-page-break/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Ver. <text:user-field-get text:name="Ver">1.0.0</text:user-field-get> <text:s text:c="8"/><text:modification-date style:data-style-name="N80">13. Mar. 2020</text:modification-date></text:p>
      </style:header>
      <style:footer>
        <text:p text:style-name="MP2">Page <text:page-number text:select-page="current">2</text:page-number> of <text:page-count>10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22T11:52:16.578000000</meta:creation-date>
    <meta:generator>OpenOffice/4.1.5$Win32 OpenOffice.org_project/415m1$Build-9789</meta:generator>
    <meta:editing-duration>PT6H3M3S</meta:editing-duration>
    <meta:editing-cycles>153</meta:editing-cycles>
    <dc:title>RVMASTERLOG.EXE Software Test Procedure Vol. Vol 2-2 Program Launch</dc:title>
    <dc:date>2020-03-13T11:51:25.20</dc:date>
    <meta:print-date>2014-01-12T13:56:49.685000000</meta:print-date>
    <dc:creator>Hew Lines</dc:creator>
    <meta:document-statistic meta:table-count="4" meta:image-count="0" meta:object-count="0" meta:page-count="10" meta:paragraph-count="384" meta:word-count="1424" meta:character-count="8961"/>
  </office:meta>
</office:document-meta>
</file>